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4.4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objectwithoutfill">
      <style:graphic-properties draw:fill="solid" draw:textarea-vertical-align="middle"/>
      <style:paragraph-properties style:writing-mode="lr-tb"/>
    </style:style>
    <style:style style:name="gr4" style:family="graphic" style:parent-style-name="objectwithoutfill">
      <style:graphic-properties svg:stroke-width="0.018cm" draw:marker-start-width="0.227cm" draw:marker-end="Small_20_Arrow" draw:marker-end-width="0.327cm" draw:fill="solid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color="#800080" draw:fill-color="#8d1d75" draw:textarea-horizontal-align="justify" draw:textarea-vertical-align="middle" draw:auto-grow-height="false" fo:min-height="5.75cm" fo:min-width="1.4cm"/>
      <style:paragraph-properties style:writing-mode="lr-tb"/>
    </style:style>
    <style:style style:name="gr6" style:family="graphic" style:parent-style-name="objectwithoutfill">
      <style:graphic-properties draw:fill="solid" draw:textarea-vertical-align="bottom"/>
      <style:paragraph-properties style:writing-mode="lr-tb"/>
    </style:style>
    <style:style style:name="gr7" style:family="graphic" style:parent-style-name="objectwithoutfill">
      <style:graphic-properties draw:marker-end="Arrow_20_concave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554cm"/>
      <style:paragraph-properties style:writing-mode="lr-tb"/>
    </style:style>
    <style:style style:name="gr9" style:family="graphic" style:parent-style-name="objectwithoutfill">
      <style:graphic-properties draw:marker-start="Arrow_20_concave" draw:fill="solid" draw:textarea-vertical-align="bottom"/>
      <style:paragraph-properties style:writing-mode="lr-tb"/>
    </style:style>
    <style:style style:name="gr10" style:family="graphic" style:parent-style-name="standard">
      <style:graphic-properties draw:fill-color="#3faf46" draw:textarea-horizontal-align="justify" draw:textarea-vertical-align="middle" draw:auto-grow-height="false" fo:min-height="1.45cm" fo:min-width="1.4cm"/>
      <style:paragraph-properties style:writing-mode="lr-tb"/>
    </style:style>
    <style:style style:name="gr11" style:family="graphic" style:parent-style-name="objectwithoutfill">
      <style:graphic-properties svg:stroke-color="#168253" draw:marker-start="Circle" draw:marker-end="" draw:fill="solid" draw:fill-color="#50938a" draw:textarea-vertical-align="middle"/>
    </style:style>
    <style:style style:name="gr12" style:family="graphic" style:parent-style-name="objectwithoutfill">
      <style:graphic-properties svg:stroke-color="#168253" draw:marker-start="Circle" draw:marker-end="Circle" draw:fill="solid" draw:fill-color="#50938a" draw:textarea-vertical-align="middle"/>
    </style:style>
    <style:style style:name="gr13" style:family="graphic" style:parent-style-name="standard">
      <style:graphic-properties draw:fill-color="#ff3838" draw:textarea-horizontal-align="justify" draw:textarea-vertical-align="middle" draw:auto-grow-height="false" fo:min-height="1.45cm" fo:min-width="1.4cm"/>
      <style:paragraph-properties style:writing-mode="lr-tb"/>
    </style:style>
    <style:style style:name="gr14" style:family="graphic" style:parent-style-name="objectwithoutfill">
      <style:graphic-properties svg:stroke-color="#ff3838" draw:marker-start="Circle" draw:fill="solid" draw:textarea-vertical-align="middle"/>
    </style:style>
    <style:style style:name="gr15" style:family="graphic" style:parent-style-name="objectwithoutfill">
      <style:graphic-properties svg:stroke-color="#ff3838" draw:marker-start="Circle" draw:marker-end="Circle" draw:fill="solid" draw:textarea-vertical-align="middle"/>
    </style:style>
    <style:style style:name="gr16" style:family="graphic" style:parent-style-name="standard">
      <style:graphic-properties draw:fill-color="#5983b0" draw:textarea-horizontal-align="justify" draw:textarea-vertical-align="middle" draw:auto-grow-height="false" fo:min-height="1.45cm" fo:min-width="1.4cm"/>
      <style:paragraph-properties style:writing-mode="lr-tb"/>
    </style:style>
    <style:style style:name="gr17" style:family="graphic" style:parent-style-name="objectwithoutfill">
      <style:graphic-properties draw:marker-start="Circle" draw:fill="solid" draw:textarea-vertical-align="middle"/>
    </style:style>
    <style:style style:name="gr18" style:family="graphic" style:parent-style-name="objectwithoutfill">
      <style:graphic-properties draw:marker-start="Circle" draw:marker-end="Circle" draw:fill="solid" draw:textarea-vertical-align="middle"/>
    </style:style>
    <style:style style:name="gr19" style:family="graphic" style:parent-style-name="standard" style:list-style-name="L1">
      <style:graphic-properties draw:fill-color="#ffff38" draw:textarea-horizontal-align="justify" draw:textarea-vertical-align="middle" draw:auto-grow-height="false" fo:min-height="1.45cm" fo:min-width="1.4cm"/>
      <style:paragraph-properties style:writing-mode="lr-tb"/>
    </style:style>
    <style:style style:name="gr20" style:family="graphic" style:parent-style-name="standard" style:list-style-name="L1">
      <style:graphic-properties draw:fill-color="#ffff38" draw:textarea-horizontal-align="justify" draw:textarea-vertical-align="middle" draw:auto-grow-height="false" fo:min-height="1.45cm" fo:min-width="1.4cm"/>
      <style:paragraph-properties style:writing-mode="lr-tb"/>
    </style:style>
    <style:style style:name="gr21" style:family="graphic" style:parent-style-name="standard" style:list-style-name="L1">
      <style:graphic-properties draw:fill-color="#ffff38" draw:textarea-horizontal-align="justify" draw:textarea-vertical-align="middle" draw:auto-grow-height="false" fo:min-height="1.45cm" fo:min-width="1.4cm"/>
      <style:paragraph-properties style:writing-mode="lr-tb"/>
    </style:style>
    <style:style style:name="gr22" style:family="graphic" style:parent-style-name="objectwithoutfill">
      <style:graphic-properties svg:stroke-color="#069a2e" draw:marker-start="Circle" draw:fill="solid" draw:textarea-vertical-align="middle"/>
    </style:style>
    <style:style style:name="gr23" style:family="graphic" style:parent-style-name="standard">
      <style:graphic-properties draw:stroke="none" draw:fill="none" fo:min-height="1.4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25" style:family="graphic" style:parent-style-name="standard" style:list-style-name="L1">
      <style:graphic-properties draw:fill-color="#ffff38" draw:textarea-horizontal-align="justify" draw:textarea-vertical-align="middle" draw:auto-grow-height="false" fo:min-height="1.45cm" fo:min-width="1.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27" style:family="graphic" style:parent-style-name="standard">
      <style:graphic-properties draw:stroke="none" draw:fill="none" fo:min-height="1.424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5.07cm" fo:min-width="4.4cm"/>
      <style:paragraph-properties style:writing-mode="lr-tb"/>
    </style:style>
    <style:style style:name="gr29" style:family="graphic" style:parent-style-name="standard" style:list-style-name="L1">
      <style:graphic-properties draw:fill-color="#ffff38" draw:textarea-horizontal-align="justify" draw:textarea-vertical-align="middle" draw:auto-grow-height="false" fo:min-height="1.45cm" fo:min-width="1.4cm"/>
      <style:paragraph-properties style:writing-mode="lr-tb"/>
    </style:style>
    <style:style style:name="gr30" style:family="graphic" style:parent-style-name="standard" style:list-style-name="L1">
      <style:graphic-properties draw:fill-color="#ffff38" draw:textarea-horizontal-align="justify" draw:textarea-vertical-align="middle" draw:auto-grow-height="false" fo:min-height="1.45cm" fo:min-width="1.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  <style:paragraph-properties style:writing-mode="lr-tb"/>
    </style:style>
    <style:style style:name="gr32" style:family="graphic" style:parent-style-name="standard" style:list-style-name="L1">
      <style:graphic-properties draw:fill-color="#ffff38" draw:textarea-horizontal-align="justify" draw:textarea-vertical-align="middle" draw:auto-grow-height="false" fo:min-height="1.45cm" fo:min-width="1.4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2.05cm" fo:min-width="4.4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-color="#8d1d75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3faf46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50938a"/>
      <style:paragraph-properties fo:text-align="center"/>
    </style:style>
    <style:style style:name="P11" style:family="paragraph">
      <loext:graphic-properties draw:fill-color="#ff3838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-color="#5983b0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4" style:family="paragraph">
      <loext:graphic-properties draw:fill-color="#ffff38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cm" svg:height="3cm" svg:x="2.7cm" svg:y="8cm">
          <text:p text:style-name="P1"><text:span text:style-name="T1">ADC2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7.6cm" svg:y1="9.5cm" svg:x2="8.2cm" svg:y2="9.5cm">
            <text:p/>
          </draw:line>
          <draw:line draw:style-name="gr2" draw:text-style-name="P2" draw:layer="layout" svg:x1="8.2cm" svg:y1="9.5cm" svg:x2="8.2cm" svg:y2="11.3cm">
            <text:p/>
          </draw:line>
          <draw:line draw:style-name="gr3" draw:text-style-name="P4" draw:layer="layout" svg:x1="1.9cm" svg:y1="11.3cm" svg:x2="8.2cm" svg:y2="11.3cm">
            <text:p text:style-name="P3">D</text:p>
          </draw:line>
          <draw:line draw:style-name="gr2" draw:text-style-name="P2" draw:layer="layout" svg:x1="1.9cm" svg:y1="11.3cm" svg:x2="1.9cm" svg:y2="13.1cm">
            <text:p/>
          </draw:line>
          <draw:line draw:style-name="gr4" draw:text-style-name="P2" draw:layer="layout" svg:x1="1.9cm" svg:y1="13.1cm" svg:x2="2.7cm" svg:y2="13.1cm">
            <text:p/>
          </draw:line>
        </draw:g>
        <draw:custom-shape draw:style-name="gr1" draw:text-style-name="P1" draw:layer="layout" svg:width="4.9cm" svg:height="3cm" svg:x="2.7cm" svg:y="4.4cm">
          <text:p text:style-name="P1"><text:span text:style-name="T1">ADC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cm" svg:height="3cm" svg:x="2.7cm" svg:y="11.7cm">
          <text:p text:style-name="P1"><text:span text:style-name="T1">ADC3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7.596cm" svg:y1="5.982cm" svg:x2="8.196cm" svg:y2="5.982cm">
            <text:p/>
          </draw:line>
          <draw:line draw:style-name="gr2" draw:text-style-name="P2" draw:layer="layout" svg:x1="8.196cm" svg:y1="5.982cm" svg:x2="8.196cm" svg:y2="7.782cm">
            <text:p/>
          </draw:line>
          <draw:line draw:style-name="gr3" draw:text-style-name="P4" draw:layer="layout" svg:x1="1.896cm" svg:y1="7.782cm" svg:x2="8.196cm" svg:y2="7.782cm">
            <text:p text:style-name="P3">D</text:p>
          </draw:line>
          <draw:line draw:style-name="gr2" draw:text-style-name="P2" draw:layer="layout" svg:x1="1.896cm" svg:y1="7.782cm" svg:x2="1.896cm" svg:y2="9.582cm">
            <text:p/>
          </draw:line>
          <draw:line draw:style-name="gr4" draw:text-style-name="P2" draw:layer="layout" svg:x1="1.896cm" svg:y1="9.582cm" svg:x2="2.696cm" svg:y2="9.582cm">
            <text:p/>
          </draw:line>
        </draw:g>
        <draw:custom-shape draw:style-name="gr5" draw:text-style-name="P5" draw:layer="layout" svg:width="1.9cm" svg:height="6cm" svg:x="16.9cm" svg:y="4.1cm">
          <text:p text:style-name="P1"><text:span text:style-name="T1">I2s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7.6cm" svg:y1="13.2cm" svg:x2="17.8cm" svg:y2="13.2cm">
          <text:p text:style-name="P3"><text:span text:style-name="T1">DIN0</text:span></text:p>
        </draw:line>
        <draw:line draw:style-name="gr7" draw:text-style-name="P2" draw:layer="layout" svg:x1="17.8cm" svg:y1="13.2cm" svg:x2="17.8cm" svg:y2="11.8cm">
          <text:p/>
        </draw:line>
        <draw:frame draw:style-name="gr8" draw:text-style-name="P8" draw:layer="layout" svg:width="13.054cm" svg:height="1.673cm" svg:x="2.3cm" svg:y="1.6cm">
          <draw:text-box>
            <text:p>Time Division Multiplexing (TDM) format _V1</text:p>
            <text:p text:style-name="P7">Max sample rate of 96kHz.</text:p>
          </draw:text-box>
        </draw:frame>
        <draw:g>
          <draw:line draw:style-name="gr9" draw:text-style-name="P6" draw:layer="layout" svg:x1="7.6cm" svg:y1="5.3cm" svg:x2="11.7cm" svg:y2="5.3cm">
            <text:p text:style-name="P3"><text:span text:style-name="T1">MC</text:span></text:p>
          </draw:line>
          <draw:line draw:style-name="gr9" draw:text-style-name="P6" draw:layer="layout" svg:x1="7.6cm" svg:y1="4.8cm" svg:x2="11.7cm" svg:y2="4.8cm">
            <text:p text:style-name="P3"><text:span text:style-name="T1">LR</text:span></text:p>
          </draw:line>
          <draw:line draw:style-name="gr9" draw:text-style-name="P6" draw:layer="layout" svg:x1="7.6cm" svg:y1="5.8cm" svg:x2="11.7cm" svg:y2="5.8cm">
            <text:p text:style-name="P3"><text:span text:style-name="T1">BC</text:span></text:p>
          </draw:line>
        </draw:g>
        <draw:g>
          <draw:line draw:style-name="gr9" draw:text-style-name="P6" draw:layer="layout" svg:x1="7.6cm" svg:y1="8.7cm" svg:x2="11.7cm" svg:y2="8.7cm">
            <text:p text:style-name="P3"><text:span text:style-name="T1">MC</text:span></text:p>
          </draw:line>
          <draw:line draw:style-name="gr9" draw:text-style-name="P6" draw:layer="layout" svg:x1="7.6cm" svg:y1="8.2cm" svg:x2="11.7cm" svg:y2="8.2cm">
            <text:p text:style-name="P3"><text:span text:style-name="T1">LR</text:span></text:p>
          </draw:line>
          <draw:line draw:style-name="gr9" draw:text-style-name="P6" draw:layer="layout" svg:x1="7.6cm" svg:y1="9.2cm" svg:x2="11.7cm" svg:y2="9.2cm">
            <text:p text:style-name="P3"><text:span text:style-name="T1">BC</text:span></text:p>
          </draw:line>
        </draw:g>
        <draw:g>
          <draw:line draw:style-name="gr9" draw:text-style-name="P6" draw:layer="layout" svg:x1="7.6cm" svg:y1="12.3cm" svg:x2="11.7cm" svg:y2="12.3cm">
            <text:p text:style-name="P3"><text:span text:style-name="T1">MC</text:span></text:p>
          </draw:line>
          <draw:line draw:style-name="gr9" draw:text-style-name="P6" draw:layer="layout" svg:x1="7.6cm" svg:y1="11.8cm" svg:x2="11.7cm" svg:y2="11.8cm">
            <text:p text:style-name="P3"><text:span text:style-name="T1">LR</text:span></text:p>
          </draw:line>
          <draw:line draw:style-name="gr9" draw:text-style-name="P6" draw:layer="layout" svg:x1="7.6cm" svg:y1="12.8cm" svg:x2="11.7cm" svg:y2="12.8cm">
            <text:p text:style-name="P3"><text:span text:style-name="T1">BC</text:span></text:p>
          </draw:line>
        </draw:g>
        <draw:custom-shape draw:style-name="gr10" draw:text-style-name="P9" draw:layer="layout" svg:width="1.9cm" svg:height="1.7cm" svg:x="15cm" svg:y="4.2cm">
          <text:p text:style-name="P1"><text:span text:style-name="T1">LRCLK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1.7cm" svg:y1="4.8cm" svg:x2="15cm" svg:y2="5.1cm">
          <text:p/>
        </draw:line>
        <draw:line draw:style-name="gr12" draw:text-style-name="P10" draw:layer="layout" svg:x1="11.7cm" svg:y1="8.2cm" svg:x2="15cm" svg:y2="5.1cm">
          <text:p/>
        </draw:line>
        <draw:line draw:style-name="gr11" draw:text-style-name="P10" draw:layer="layout" svg:x1="11.7cm" svg:y1="11.8cm" svg:x2="15cm" svg:y2="5.1cm">
          <text:p/>
        </draw:line>
        <draw:custom-shape draw:style-name="gr13" draw:text-style-name="P11" draw:layer="layout" svg:width="1.9cm" svg:height="1.7cm" svg:x="15cm" svg:y="6.2cm">
          <text:p text:style-name="P1"><text:span text:style-name="T1">MCLK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1.7cm" svg:y1="5.3cm" svg:x2="15cm" svg:y2="7cm">
          <text:p/>
        </draw:line>
        <draw:line draw:style-name="gr15" draw:text-style-name="P2" draw:layer="layout" svg:x1="11.7cm" svg:y1="8.7cm" svg:x2="15cm" svg:y2="7cm">
          <text:p/>
        </draw:line>
        <draw:line draw:style-name="gr14" draw:text-style-name="P2" draw:layer="layout" svg:x1="11.7cm" svg:y1="12.3cm" svg:x2="15cm" svg:y2="7cm">
          <text:p/>
        </draw:line>
        <draw:custom-shape draw:style-name="gr16" draw:text-style-name="P12" draw:layer="layout" svg:width="1.9cm" svg:height="1.7cm" svg:x="15cm" svg:y="8.2cm">
          <text:p text:style-name="P1"><text:span text:style-name="T1">BCLK</text:span>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1.7cm" svg:y1="12.8cm" svg:x2="15cm" svg:y2="9.1cm">
          <text:p/>
        </draw:line>
        <draw:line draw:style-name="gr18" draw:text-style-name="P2" draw:layer="layout" svg:x1="11.7cm" svg:y1="9.2cm" svg:x2="15cm" svg:y2="9.1cm">
          <text:p/>
        </draw:line>
        <draw:line draw:style-name="gr17" draw:text-style-name="P2" draw:layer="layout" svg:x1="11.7cm" svg:y1="5.8cm" svg:x2="15cm" svg:y2="9.1cm">
          <text:p/>
        </draw:line>
        <draw:custom-shape draw:style-name="gr19" draw:text-style-name="P14" draw:layer="layout" svg:width="1.9cm" svg:height="1.7cm" svg:x="16.9cm" svg:y="10.1cm">
          <text:p text:style-name="P13"><text:span text:style-name="T1">DIN0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4.9cm" svg:height="3cm" svg:x="2.4cm" svg:y="8.4cm">
          <text:p text:style-name="P1"><text:span text:style-name="T1">ADC2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7.3cm" svg:y1="9.9cm" svg:x2="7.9cm" svg:y2="9.9cm">
            <text:p/>
          </draw:line>
          <draw:line draw:style-name="gr2" draw:text-style-name="P2" draw:layer="layout" svg:x1="7.9cm" svg:y1="9.9cm" svg:x2="7.9cm" svg:y2="11.7cm">
            <text:p/>
          </draw:line>
          <draw:line draw:style-name="gr3" draw:text-style-name="P4" draw:layer="layout" svg:x1="1.6cm" svg:y1="11.7cm" svg:x2="7.9cm" svg:y2="11.7cm">
            <text:p text:style-name="P3">D</text:p>
          </draw:line>
          <draw:line draw:style-name="gr2" draw:text-style-name="P2" draw:layer="layout" svg:x1="1.6cm" svg:y1="11.7cm" svg:x2="1.6cm" svg:y2="13.5cm">
            <text:p/>
          </draw:line>
          <draw:line draw:style-name="gr4" draw:text-style-name="P2" draw:layer="layout" svg:x1="1.6cm" svg:y1="13.5cm" svg:x2="2.4cm" svg:y2="13.5cm">
            <text:p/>
          </draw:line>
        </draw:g>
        <draw:custom-shape draw:style-name="gr1" draw:text-style-name="P1" draw:layer="layout" svg:width="4.9cm" svg:height="3cm" svg:x="2.4cm" svg:y="4.8cm">
          <text:p text:style-name="P1"><text:span text:style-name="T1">ADC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cm" svg:height="3cm" svg:x="2.4cm" svg:y="12.1cm">
          <text:p text:style-name="P1"><text:span text:style-name="T1">ADC3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7.296cm" svg:y1="6.382cm" svg:x2="7.896cm" svg:y2="6.382cm">
            <text:p/>
          </draw:line>
          <draw:line draw:style-name="gr2" draw:text-style-name="P2" draw:layer="layout" svg:x1="7.896cm" svg:y1="6.382cm" svg:x2="7.896cm" svg:y2="8.182cm">
            <text:p/>
          </draw:line>
          <draw:line draw:style-name="gr3" draw:text-style-name="P4" draw:layer="layout" svg:x1="1.596cm" svg:y1="8.182cm" svg:x2="7.896cm" svg:y2="8.182cm">
            <text:p text:style-name="P3">D</text:p>
          </draw:line>
          <draw:line draw:style-name="gr2" draw:text-style-name="P2" draw:layer="layout" svg:x1="1.596cm" svg:y1="8.182cm" svg:x2="1.596cm" svg:y2="9.982cm">
            <text:p/>
          </draw:line>
          <draw:line draw:style-name="gr4" draw:text-style-name="P2" draw:layer="layout" svg:x1="1.596cm" svg:y1="9.982cm" svg:x2="2.396cm" svg:y2="9.982cm">
            <text:p/>
          </draw:line>
        </draw:g>
        <draw:custom-shape draw:style-name="gr5" draw:text-style-name="P5" draw:layer="layout" svg:width="1.9cm" svg:height="6cm" svg:x="16.6cm" svg:y="4.5cm">
          <text:p text:style-name="P1"><text:span text:style-name="T1">I2s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7.3cm" svg:y1="13.6cm" svg:x2="11.7cm" svg:y2="13.6cm">
          <text:p text:style-name="P3"><text:span text:style-name="T1">DIN0</text:span></text:p>
        </draw:line>
        <draw:line draw:style-name="gr7" draw:text-style-name="P2" draw:layer="layout" svg:x1="11.7cm" svg:y1="13.6cm" svg:x2="16.6cm" svg:y2="11.4cm">
          <text:p/>
        </draw:line>
        <draw:g>
          <draw:line draw:style-name="gr9" draw:text-style-name="P6" draw:layer="layout" svg:x1="7.3cm" svg:y1="5.7cm" svg:x2="11.4cm" svg:y2="5.7cm">
            <text:p text:style-name="P3"><text:span text:style-name="T1">MC</text:span></text:p>
          </draw:line>
          <draw:line draw:style-name="gr9" draw:text-style-name="P6" draw:layer="layout" svg:x1="7.3cm" svg:y1="5.2cm" svg:x2="11.4cm" svg:y2="5.2cm">
            <text:p text:style-name="P3"><text:span text:style-name="T1">LR</text:span></text:p>
          </draw:line>
          <draw:line draw:style-name="gr9" draw:text-style-name="P6" draw:layer="layout" svg:x1="7.3cm" svg:y1="6.2cm" svg:x2="11.4cm" svg:y2="6.2cm">
            <text:p text:style-name="P3"><text:span text:style-name="T1">BC</text:span></text:p>
          </draw:line>
        </draw:g>
        <draw:g>
          <draw:line draw:style-name="gr9" draw:text-style-name="P6" draw:layer="layout" svg:x1="7.3cm" svg:y1="9.1cm" svg:x2="11.4cm" svg:y2="9.1cm">
            <text:p text:style-name="P3"><text:span text:style-name="T1">MC</text:span></text:p>
          </draw:line>
          <draw:line draw:style-name="gr9" draw:text-style-name="P6" draw:layer="layout" svg:x1="7.3cm" svg:y1="8.6cm" svg:x2="11.4cm" svg:y2="8.6cm">
            <text:p text:style-name="P3"><text:span text:style-name="T1">LR</text:span></text:p>
          </draw:line>
          <draw:line draw:style-name="gr9" draw:text-style-name="P6" draw:layer="layout" svg:x1="7.3cm" svg:y1="9.6cm" svg:x2="11.4cm" svg:y2="9.6cm">
            <text:p text:style-name="P3"><text:span text:style-name="T1">BC</text:span></text:p>
          </draw:line>
        </draw:g>
        <draw:g>
          <draw:line draw:style-name="gr9" draw:text-style-name="P6" draw:layer="layout" svg:x1="7.3cm" svg:y1="12.7cm" svg:x2="11.4cm" svg:y2="12.7cm">
            <text:p text:style-name="P3"><text:span text:style-name="T1">MC</text:span></text:p>
          </draw:line>
          <draw:line draw:style-name="gr9" draw:text-style-name="P6" draw:layer="layout" svg:x1="7.3cm" svg:y1="12.2cm" svg:x2="11.4cm" svg:y2="12.2cm">
            <text:p text:style-name="P3"><text:span text:style-name="T1">LR</text:span></text:p>
          </draw:line>
          <draw:line draw:style-name="gr9" draw:text-style-name="P6" draw:layer="layout" svg:x1="7.3cm" svg:y1="13.2cm" svg:x2="11.4cm" svg:y2="13.2cm">
            <text:p text:style-name="P3"><text:span text:style-name="T1">BC</text:span></text:p>
          </draw:line>
        </draw:g>
        <draw:custom-shape draw:style-name="gr10" draw:text-style-name="P9" draw:layer="layout" svg:width="1.9cm" svg:height="1.7cm" svg:x="14.7cm" svg:y="4.6cm">
          <text:p text:style-name="P1"><text:span text:style-name="T1">LRCLK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1.4cm" svg:y1="5.2cm" svg:x2="14.7cm" svg:y2="5.5cm">
          <text:p/>
        </draw:line>
        <draw:line draw:style-name="gr11" draw:text-style-name="P10" draw:layer="layout" svg:x1="11.4cm" svg:y1="12.2cm" svg:x2="14.7cm" svg:y2="5.5cm">
          <text:p/>
        </draw:line>
        <draw:custom-shape draw:style-name="gr13" draw:text-style-name="P11" draw:layer="layout" svg:width="1.9cm" svg:height="1.7cm" svg:x="14.7cm" svg:y="6.6cm">
          <text:p text:style-name="P1"><text:span text:style-name="T1">MCLK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1.4cm" svg:y1="5.7cm" svg:x2="14.7cm" svg:y2="7.4cm">
          <text:p/>
        </draw:line>
        <draw:line draw:style-name="gr14" draw:text-style-name="P2" draw:layer="layout" svg:x1="11.4cm" svg:y1="12.7cm" svg:x2="14.7cm" svg:y2="7.4cm">
          <text:p/>
        </draw:line>
        <draw:custom-shape draw:style-name="gr16" draw:text-style-name="P12" draw:layer="layout" svg:width="1.9cm" svg:height="1.7cm" svg:x="14.7cm" svg:y="8.6cm">
          <text:p text:style-name="P1"><text:span text:style-name="T1">BCLK</text:span>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1.4cm" svg:y1="13.2cm" svg:x2="14.7cm" svg:y2="9.5cm">
          <text:p/>
        </draw:line>
        <draw:line draw:style-name="gr18" draw:text-style-name="P2" draw:layer="layout" svg:x1="11.4cm" svg:y1="9.6cm" svg:x2="14.7cm" svg:y2="9.5cm">
          <text:p/>
        </draw:line>
        <draw:line draw:style-name="gr17" draw:text-style-name="P2" draw:layer="layout" svg:x1="11.4cm" svg:y1="6.2cm" svg:x2="14.7cm" svg:y2="9.5cm">
          <text:p/>
        </draw:line>
        <draw:custom-shape draw:style-name="gr20" draw:text-style-name="P14" draw:layer="layout" svg:width="1.9cm" svg:height="1.7cm" svg:x="16.6cm" svg:y="10.5cm">
          <text:p text:style-name="P13"><text:span text:style-name="T1">DIN0</text:span></text:p>
          <text:p text:style-name="P13"><text:span text:style-name="T1">Group#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cm" svg:height="3cm" svg:x="2.304cm" svg:y="19.7cm">
          <text:p text:style-name="P1"><text:span text:style-name="T1">ADC2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7.204cm" svg:y1="21.2cm" svg:x2="7.804cm" svg:y2="21.2cm">
            <text:p/>
          </draw:line>
          <draw:line draw:style-name="gr2" draw:text-style-name="P2" draw:layer="layout" svg:x1="7.804cm" svg:y1="21.2cm" svg:x2="7.804cm" svg:y2="23cm">
            <text:p/>
          </draw:line>
          <draw:line draw:style-name="gr3" draw:text-style-name="P4" draw:layer="layout" svg:x1="1.504cm" svg:y1="23cm" svg:x2="7.804cm" svg:y2="23cm">
            <text:p text:style-name="P3">D</text:p>
          </draw:line>
          <draw:line draw:style-name="gr2" draw:text-style-name="P2" draw:layer="layout" svg:x1="1.504cm" svg:y1="23cm" svg:x2="1.504cm" svg:y2="24.8cm">
            <text:p/>
          </draw:line>
          <draw:line draw:style-name="gr4" draw:text-style-name="P2" draw:layer="layout" svg:x1="1.504cm" svg:y1="24.8cm" svg:x2="2.304cm" svg:y2="24.8cm">
            <text:p/>
          </draw:line>
        </draw:g>
        <draw:custom-shape draw:style-name="gr1" draw:text-style-name="P1" draw:layer="layout" svg:width="4.9cm" svg:height="3cm" svg:x="2.304cm" svg:y="16.1cm">
          <text:p text:style-name="P1"><text:span text:style-name="T1">ADC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cm" svg:height="3cm" svg:x="2.304cm" svg:y="23.4cm">
          <text:p text:style-name="P1"><text:span text:style-name="T1">ADC3</text:span></text:p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7.2cm" svg:y1="17.682cm" svg:x2="7.8cm" svg:y2="17.682cm">
            <text:p/>
          </draw:line>
          <draw:line draw:style-name="gr2" draw:text-style-name="P2" draw:layer="layout" svg:x1="7.8cm" svg:y1="17.682cm" svg:x2="7.8cm" svg:y2="19.482cm">
            <text:p/>
          </draw:line>
          <draw:line draw:style-name="gr3" draw:text-style-name="P4" draw:layer="layout" svg:x1="1.5cm" svg:y1="19.482cm" svg:x2="7.8cm" svg:y2="19.482cm">
            <text:p text:style-name="P3">D</text:p>
          </draw:line>
          <draw:line draw:style-name="gr2" draw:text-style-name="P2" draw:layer="layout" svg:x1="1.5cm" svg:y1="19.482cm" svg:x2="1.5cm" svg:y2="21.282cm">
            <text:p/>
          </draw:line>
          <draw:line draw:style-name="gr4" draw:text-style-name="P2" draw:layer="layout" svg:x1="1.5cm" svg:y1="21.282cm" svg:x2="2.3cm" svg:y2="21.282cm">
            <text:p/>
          </draw:line>
        </draw:g>
        <draw:g>
          <draw:line draw:style-name="gr9" draw:text-style-name="P6" draw:layer="layout" svg:x1="7.204cm" svg:y1="17cm" svg:x2="11.304cm" svg:y2="17cm">
            <text:p text:style-name="P3"><text:span text:style-name="T1">MC</text:span></text:p>
          </draw:line>
          <draw:line draw:style-name="gr9" draw:text-style-name="P6" draw:layer="layout" svg:x1="7.204cm" svg:y1="16.5cm" svg:x2="11.304cm" svg:y2="16.5cm">
            <text:p text:style-name="P3"><text:span text:style-name="T1">LR</text:span></text:p>
          </draw:line>
          <draw:line draw:style-name="gr9" draw:text-style-name="P6" draw:layer="layout" svg:x1="7.204cm" svg:y1="17.5cm" svg:x2="11.304cm" svg:y2="17.5cm">
            <text:p text:style-name="P3"><text:span text:style-name="T1">BC</text:span></text:p>
          </draw:line>
        </draw:g>
        <draw:g>
          <draw:line draw:style-name="gr9" draw:text-style-name="P6" draw:layer="layout" svg:x1="7.204cm" svg:y1="20.4cm" svg:x2="11.304cm" svg:y2="20.4cm">
            <text:p text:style-name="P3"><text:span text:style-name="T1">MC</text:span></text:p>
          </draw:line>
          <draw:line draw:style-name="gr9" draw:text-style-name="P6" draw:layer="layout" svg:x1="7.204cm" svg:y1="19.9cm" svg:x2="11.304cm" svg:y2="19.9cm">
            <text:p text:style-name="P3"><text:span text:style-name="T1">LR</text:span></text:p>
          </draw:line>
          <draw:line draw:style-name="gr9" draw:text-style-name="P6" draw:layer="layout" svg:x1="7.204cm" svg:y1="20.9cm" svg:x2="11.304cm" svg:y2="20.9cm">
            <text:p text:style-name="P3"><text:span text:style-name="T1">BC</text:span></text:p>
          </draw:line>
        </draw:g>
        <draw:g>
          <draw:line draw:style-name="gr9" draw:text-style-name="P6" draw:layer="layout" svg:x1="7.204cm" svg:y1="24cm" svg:x2="11.304cm" svg:y2="24cm">
            <text:p text:style-name="P3"><text:span text:style-name="T1">MC</text:span></text:p>
          </draw:line>
          <draw:line draw:style-name="gr9" draw:text-style-name="P6" draw:layer="layout" svg:x1="7.204cm" svg:y1="23.5cm" svg:x2="11.304cm" svg:y2="23.5cm">
            <text:p text:style-name="P3"><text:span text:style-name="T1">LR</text:span></text:p>
          </draw:line>
          <draw:line draw:style-name="gr9" draw:text-style-name="P6" draw:layer="layout" svg:x1="7.204cm" svg:y1="24.5cm" svg:x2="11.304cm" svg:y2="24.5cm">
            <text:p text:style-name="P3"><text:span text:style-name="T1">BC</text:span></text:p>
          </draw:line>
        </draw:g>
        <draw:custom-shape draw:style-name="gr21" draw:text-style-name="P14" draw:layer="layout" svg:width="1.9cm" svg:height="1.7cm" svg:x="16.6cm" svg:y="12.2cm">
          <text:p text:style-name="P13"><text:span text:style-name="T1">DIN1</text:span></text:p>
          <text:p text:style-name="P13"><text:span text:style-name="T1">Group#2</text:span>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11.3cm" svg:y1="16.5cm" svg:x2="14.7cm" svg:y2="5.5cm">
          <text:p/>
        </draw:line>
        <draw:line draw:style-name="gr22" draw:text-style-name="P2" draw:layer="layout" svg:x1="11.3cm" svg:y1="19.9cm" svg:x2="14.7cm" svg:y2="5.5cm">
          <text:p/>
        </draw:line>
        <draw:line draw:style-name="gr22" draw:text-style-name="P2" draw:layer="layout" svg:x1="11.3cm" svg:y1="23.5cm" svg:x2="14.7cm" svg:y2="5.5cm">
          <text:p/>
        </draw:line>
        <draw:line draw:style-name="gr12" draw:text-style-name="P10" draw:layer="layout" svg:x1="11.4cm" svg:y1="8.6cm" svg:x2="14.7cm" svg:y2="5.5cm">
          <text:p/>
        </draw:line>
        <draw:frame draw:style-name="gr23" draw:text-style-name="P15" draw:layer="layout" svg:width="13.054cm" svg:height="1.673cm" svg:x="3.246cm" svg:y="2.037cm">
          <draw:text-box>
            <text:p>Time Division Multiplexing (TDM) format _V2 </text:p>
            <text:p>Max sample rate of 96kHz.</text:p>
          </draw:text-box>
        </draw:frame>
        <draw:line draw:style-name="gr14" draw:text-style-name="P2" draw:layer="layout" svg:x1="11.3cm" svg:y1="24cm" svg:x2="14.7cm" svg:y2="7.4cm">
          <text:p/>
        </draw:line>
        <draw:line draw:style-name="gr14" draw:text-style-name="P2" draw:layer="layout" svg:x1="11.3cm" svg:y1="20.4cm" svg:x2="14.7cm" svg:y2="7.4cm">
          <text:p/>
        </draw:line>
        <draw:line draw:style-name="gr14" draw:text-style-name="P2" draw:layer="layout" svg:x1="11.3cm" svg:y1="17cm" svg:x2="14.7cm" svg:y2="7.4cm">
          <text:p/>
        </draw:line>
        <draw:line draw:style-name="gr15" draw:text-style-name="P2" draw:layer="layout" svg:x1="11.2cm" svg:y1="9.1cm" svg:x2="14.7cm" svg:y2="7.4cm">
          <text:p/>
        </draw:line>
        <draw:line draw:style-name="gr17" draw:text-style-name="P2" draw:layer="layout" svg:x1="11.3cm" svg:y1="17.5cm" svg:x2="14.7cm" svg:y2="9.5cm">
          <text:p/>
        </draw:line>
        <draw:line draw:style-name="gr17" draw:text-style-name="P2" draw:layer="layout" svg:x1="11.3cm" svg:y1="20.9cm" svg:x2="14.7cm" svg:y2="9.5cm">
          <text:p/>
        </draw:line>
        <draw:line draw:style-name="gr17" draw:text-style-name="P2" draw:layer="layout" svg:x1="11.3cm" svg:y1="24.5cm" svg:x2="14.7cm" svg:y2="9.5cm">
          <text:p/>
        </draw:line>
        <draw:line draw:style-name="gr6" draw:text-style-name="P6" draw:layer="layout" svg:x1="7.2cm" svg:y1="25.7cm" svg:x2="11.6cm" svg:y2="25.7cm">
          <text:p text:style-name="P3"><text:span text:style-name="T1">DIN1</text:span></text:p>
        </draw:line>
        <draw:line draw:style-name="gr7" draw:text-style-name="P2" draw:layer="layout" svg:x1="11.6cm" svg:y1="25.7cm" svg:x2="16.6cm" svg:y2="13.9cm">
          <text:p/>
        </draw:line>
        <draw:frame draw:style-name="gr24" draw:text-style-name="P8" draw:layer="layout" svg:width="2.966cm" svg:height="0.962cm" svg:x="2.1cm" svg:y="15.3cm">
          <draw:text-box>
            <text:p>Group#2</text:p>
          </draw:text-box>
        </draw:frame>
        <draw:frame draw:style-name="gr24" draw:text-style-name="P8" draw:layer="layout" svg:width="2.966cm" svg:height="0.962cm" svg:x="2.3cm" svg:y="4cm">
          <draw:text-box>
            <text:p>Group#1</text:p>
          </draw:text-box>
        </draw:frame>
        <draw:custom-shape draw:style-name="gr25" draw:text-style-name="P14" draw:layer="layout" svg:width="1.9cm" svg:height="1.7cm" svg:x="16.7cm" svg:y="15cm">
          <text:p text:style-name="P13"><text:span text:style-name="T1">DIN2</text:span></text:p>
          <text:p text:style-name="P13"><text:span text:style-name="T1">Group#3</text:span></text:p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1.035cm" svg:height="0.962cm" svg:x="17.065cm" svg:y="13.938cm">
          <draw:text-box>
            <text:p>...</text:p>
          </draw:text-box>
        </draw:frame>
        <draw:frame draw:style-name="gr24" draw:text-style-name="P8" draw:layer="layout" svg:width="2.966cm" svg:height="0.962cm" svg:x="2.034cm" svg:y="26.638cm">
          <draw:text-box>
            <text:p>Group#3</text:p>
          </draw:text-box>
        </draw:frame>
        <draw:line draw:style-name="gr6" draw:text-style-name="P6" draw:layer="layout" svg:x1="4.8cm" svg:y1="27.1cm" svg:x2="11.6cm" svg:y2="27.1cm">
          <text:p text:style-name="P3"><text:span text:style-name="T1">DIN2</text:span></text:p>
        </draw:line>
        <draw:line draw:style-name="gr7" draw:text-style-name="P2" draw:layer="layout" svg:x1="11.6cm" svg:y1="27.1cm" svg:x2="17.5cm" svg:y2="16.8cm">
          <text:p/>
        </draw:line>
      </draw:page>
      <draw:page draw:name="page3" draw:style-name="dp1" draw:master-page-name="Default">
        <draw:frame draw:style-name="gr27" draw:text-style-name="P15" draw:layer="layout" svg:width="13.232cm" svg:height="1.674cm" svg:x="3.4cm" svg:y="2.726cm">
          <draw:text-box>
            <text:p>Sample (i2s) format _V3 ADC CS5368</text:p>
          </draw:text-box>
        </draw:frame>
        <draw:custom-shape draw:style-name="gr28" draw:text-style-name="P1" draw:layer="layout" svg:width="4.9cm" svg:height="5.32cm" svg:x="2.3cm" svg:y="6.08cm">
          <text:p text:style-name="P1"><text:span text:style-name="T1">ADC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6cm" svg:x="16.596cm" svg:y="4.518cm">
          <text:p text:style-name="P1"><text:span text:style-name="T1">I2s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7.2cm" svg:y1="8.8cm" svg:x2="11.6cm" svg:y2="8.8cm">
          <text:p text:style-name="P3"><text:span text:style-name="T1">STDOUT1</text:span></text:p>
        </draw:line>
        <draw:line draw:style-name="gr7" draw:text-style-name="P2" draw:layer="layout" svg:x1="11.5cm" svg:y1="8.8cm" svg:x2="16.596cm" svg:y2="11.418cm">
          <text:p/>
        </draw:line>
        <draw:g>
          <draw:line draw:style-name="gr9" draw:text-style-name="P6" draw:layer="layout" svg:x1="7.2cm" svg:y1="6.68cm" svg:x2="11.3cm" svg:y2="6.68cm">
            <text:p text:style-name="P3"><text:span text:style-name="T1">MC</text:span></text:p>
          </draw:line>
          <draw:line draw:style-name="gr9" draw:text-style-name="P6" draw:layer="layout" svg:x1="7.2cm" svg:y1="6.18cm" svg:x2="11.3cm" svg:y2="6.18cm">
            <text:p text:style-name="P3"><text:span text:style-name="T1">LR</text:span></text:p>
          </draw:line>
          <draw:line draw:style-name="gr9" draw:text-style-name="P6" draw:layer="layout" svg:x1="7.2cm" svg:y1="7.18cm" svg:x2="11.3cm" svg:y2="7.18cm">
            <text:p text:style-name="P3"><text:span text:style-name="T1">BC</text:span></text:p>
          </draw:line>
        </draw:g>
        <draw:custom-shape draw:style-name="gr10" draw:text-style-name="P9" draw:layer="layout" svg:width="1.9cm" svg:height="1.7cm" svg:x="14.696cm" svg:y="4.618cm">
          <text:p text:style-name="P1"><text:span text:style-name="T1">LRCLK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1.2cm" svg:y1="6.2cm" svg:x2="14.696cm" svg:y2="5.518cm">
          <text:p/>
        </draw:line>
        <draw:custom-shape draw:style-name="gr13" draw:text-style-name="P11" draw:layer="layout" svg:width="1.9cm" svg:height="1.7cm" svg:x="14.696cm" svg:y="6.618cm">
          <text:p text:style-name="P1"><text:span text:style-name="T1">MCLK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1.3cm" svg:y1="6.7cm" svg:x2="14.696cm" svg:y2="7.418cm">
          <text:p/>
        </draw:line>
        <draw:custom-shape draw:style-name="gr16" draw:text-style-name="P12" draw:layer="layout" svg:width="1.9cm" svg:height="1.7cm" svg:x="14.696cm" svg:y="8.618cm">
          <text:p text:style-name="P1"><text:span text:style-name="T1">BCLK</text:span>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1.2cm" svg:y1="7.1cm" svg:x2="14.696cm" svg:y2="9.518cm">
          <text:p/>
        </draw:line>
        <draw:custom-shape draw:style-name="gr29" draw:text-style-name="P14" draw:layer="layout" svg:width="1.9cm" svg:height="1.7cm" svg:x="16.596cm" svg:y="10.518cm">
          <text:p text:style-name="P13"><text:span text:style-name="T1">DIN0</text:span></text:p>
          <text:p text:style-name="P13"><text:span text:style-name="T1">Sample#1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1.9cm" svg:height="1.7cm" svg:x="16.596cm" svg:y="12.218cm">
          <text:p text:style-name="P13"><text:span text:style-name="T1">DIN1</text:span></text:p>
          <text:p text:style-name="P13"><text:span text:style-name="T1">Sample#1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6cm" svg:y1="9.8cm" svg:x2="16.596cm" svg:y2="13.018cm">
          <text:p/>
        </draw:line>
        <draw:frame draw:style-name="gr31" draw:text-style-name="P8" draw:layer="layout" svg:width="3.351cm" svg:height="0.962cm" svg:x="2.338cm" svg:y="5cm">
          <draw:text-box>
            <text:p>Sample#1</text:p>
          </draw:text-box>
        </draw:frame>
        <draw:custom-shape draw:style-name="gr32" draw:text-style-name="P14" draw:layer="layout" svg:width="1.9cm" svg:height="1.7cm" svg:x="16.6cm" svg:y="13.9cm">
          <text:p text:style-name="P13"><text:span text:style-name="T1">DIN2</text:span></text:p>
          <text:p text:style-name="P13"><text:span text:style-name="T1">Sample#1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6cm" svg:y1="11.382cm" svg:x2="16.596cm" svg:y2="14.6cm">
          <text:p/>
        </draw:line>
        <draw:line draw:style-name="gr6" draw:text-style-name="P6" draw:layer="layout" svg:x1="7.2cm" svg:y1="9.8cm" svg:x2="10.6cm" svg:y2="9.8cm">
          <text:p text:style-name="P3"><text:span text:style-name="T1">STDOUT2</text:span></text:p>
        </draw:line>
        <draw:line draw:style-name="gr6" draw:text-style-name="P6" draw:layer="layout" svg:x1="7.1cm" svg:y1="11.4cm" svg:x2="10.6cm" svg:y2="11.4cm">
          <text:p text:style-name="P3"><text:span text:style-name="T1">STDOUT3</text:span></text:p>
        </draw:line>
        <draw:custom-shape draw:style-name="gr33" draw:text-style-name="P1" draw:layer="layout" svg:width="4.9cm" svg:height="2.3cm" svg:x="2.3cm" svg:y="15.3cm">
          <text:p text:style-name="P1"><text:span text:style-name="T1">i2c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4.504cm" svg:y1="11.4cm" svg:x2="4.4cm" svg:y2="15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4T09:40:17.571152734</meta:creation-date>
    <dc:date>2023-12-28T11:03:48.816782820</dc:date>
    <meta:editing-duration>PT17M54S</meta:editing-duration>
    <meta:editing-cycles>3</meta:editing-cycles>
    <meta:generator>LibreOffice/6.4.7.2$Linux_X86_64 LibreOffice_project/40$Build-2</meta:generator>
    <meta:document-statistic meta:object-count="159"/>
  </office:meta>
</office:document-meta>
</file>